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0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2.81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31cm" fo:min-width="1.93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0.80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.6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0.63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0.80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288cm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P3" style:family="paragraph">
      <style:text-properties fo:font-size="14pt" style:font-size-asian="18pt" style:font-size-complex="18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7.286cm" svg:height="0.635cm" svg:x="1.613cm" svg:y="1.635cm">
          <text:p text:style-name="P1"><text:span text:style-name="T1">C1 Allocate Temporary Arrays</text:span></text:p>
        </draw:rect>
        <draw:rect draw:style-name="gr1" draw:text-style-name="P2" draw:layer="layout" svg:width="7.392cm" svg:height="0.752cm" svg:x="1.609cm" svg:y="2.534cm">
          <text:p text:style-name="P1"><text:span text:style-name="T1">C2 COMPUTE DECAY TERMS</text:span></text:p>
        </draw:rect>
        <draw:rect draw:style-name="gr1" draw:text-style-name="P2" xml:id="id15" draw:id="id15" draw:layer="layout" svg:width="12.163cm" svg:height="0.791cm" svg:x="1.635cm" svg:y="3.511cm">
          <text:p text:style-name="P1"><text:span text:style-name="T1">C3 <text:s/>CLEAR SUMMASS &amp; SUMWT, SET SOURCEQ</text:span></text:p>
        </draw:rect>
        <draw:rect draw:style-name="gr1" draw:text-style-name="P2" draw:layer="layout" svg:width="9.791cm" svg:height="0.598cm" svg:x="1.623cm" svg:y="4.466cm">
          <text:p text:style-name="P1"><text:span text:style-name="T1">C4 CALCULATE SOURCEQ AND SINKQ</text:span></text:p>
        </draw:rect>
        <draw:rect draw:style-name="gr1" draw:text-style-name="P2" draw:layer="layout" svg:width="11.43cm" svg:height="1.024cm" svg:x="1.508cm" svg:y="6.158cm">
          <text:p text:style-name="P1"><text:span text:style-name="T1">C6 Handle strong source to strong source terms.</text:span></text:p>
        </draw:rect>
        <draw:rect draw:style-name="gr1" draw:text-style-name="P2" xml:id="id3" draw:id="id3" draw:layer="layout" svg:width="12.249cm" svg:height="1.109cm" svg:x="1.508cm" svg:y="7.438cm">
          <text:p text:style-name="P1"><text:span text:style-name="T1">C7 <text:s text:c="4"/>**** ADVECT PARTICLES ****</text:span></text:p>
          <text:p text:style-name="P1"><text:span text:style-name="T1">Loop over particles</text:span></text:p>
        </draw:rect>
        <draw:rect draw:style-name="gr1" draw:text-style-name="P2" xml:id="id4" draw:id="id4" draw:layer="layout" svg:width="12.46cm" svg:height="1.109cm" svg:x="2.458cm" svg:y="8.974cm">
          <text:p text:style-name="P1"><text:span text:style-name="T1">C7-1 Handle particles in inactive and rewetted cells.</text:span></text:p>
        </draw:rect>
        <draw:rect draw:style-name="gr1" draw:text-style-name="P2" xml:id="id9" draw:id="id9" draw:layer="layout" svg:width="9.926cm" svg:height="1.024cm" svg:x="2.458cm" svg:y="10.254cm">
          <text:p text:style-name="P1"><text:span text:style-name="T1">C7-2 Loop over partial time steps</text:span></text:p>
        </draw:rect>
        <draw:rect draw:style-name="gr1" draw:text-style-name="P2" draw:layer="layout" svg:width="12.776cm" svg:height="1.024cm" svg:x="3.831cm" svg:y="11.449cm">
          <text:p text:style-name="P1"><text:span text:style-name="T1"><text:s/></text:span><text:span text:style-name="T1">C7-2a,b,c Calculate velocities in X, Y and Z directions</text:span><text:span text:style-name="T1"><text:line-break/></text:span><text:span text:style-name="T1">and times to reach cell boundaries</text:span></text:p>
        </draw:rect>
        <draw:rect draw:style-name="gr1" draw:text-style-name="P2" draw:layer="layout" svg:width="10.347cm" svg:height="0.94cm" svg:x="3.936cm" svg:y="12.643cm">
          <text:p text:style-name="P1"><text:span text:style-name="T1">C7-2d Calculate length of partial time step.</text:span></text:p>
        </draw:rect>
        <draw:rect draw:style-name="gr1" draw:text-style-name="P2" draw:layer="layout" svg:width="11.298cm" svg:height="0.852cm" svg:x="3.936cm" svg:y="13.839cm">
          <text:p text:style-name="P1"><text:span text:style-name="T1"><text:s/></text:span><text:span text:style-name="T1">C7-2e,f,g Move particle in X, Y and Z directions</text:span></text:p>
        </draw:rect>
        <draw:rect draw:style-name="gr1" draw:text-style-name="P2" draw:layer="layout" svg:width="15.733cm" svg:height="1.024cm" svg:x="3.936cm" svg:y="14.948cm">
          <text:p text:style-name="P1"><text:span text:style-name="T1">C7-2h <text:s/>Update COUNT OF CELL BOUNDARY CROSSINGS</text:span></text:p>
        </draw:rect>
        <draw:rect draw:style-name="gr1" draw:text-style-name="P2" xml:id="id16" draw:id="id16" draw:layer="layout" svg:width="13.199cm" svg:height="1.621cm" svg:x="4.042cm" svg:y="16.143cm">
          <text:p text:style-name="P1"><text:span text:style-name="T1"><text:s/></text:span><text:span text:style-name="T1">C7-2i Handle particles that leave grid or subgrid </text:span><text:span text:style-name="T1"><text:line-break/></text:span><text:span text:style-name="T1">or that go between strong sources <text:s/>when volume </text:span><text:span text:style-name="T1"><text:line-break/></text:span><text:span text:style-name="T1">balancing is used.</text:span></text:p>
        </draw:rect>
        <draw:connector draw:style-name="gr2" draw:text-style-name="P2" xml:id="id2" draw:id="id2" draw:layer="layout" draw:type="line" svg:x1="20.235cm" svg:y1="16.583cm" svg:x2="20.341cm" svg:y2="7.964cm" draw:start-shape="id1" draw:start-glue-point="0" svg:d="M20235 16583l106-8619">
          <text:p/>
        </draw:connector>
        <draw:connector draw:style-name="gr2" draw:text-style-name="P2" xml:id="id6" draw:id="id6" draw:layer="layout" draw:type="line" svg:x1="20.341cm" svg:y1="7.964cm" svg:x2="13.757cm" svg:y2="7.992cm" draw:start-shape="id2" draw:start-glue-point="3" draw:end-shape="id3" draw:end-glue-point="1" svg:d="M20341 7964l-6584 28">
          <text:p/>
        </draw:connector>
        <draw:connector draw:style-name="gr2" draw:text-style-name="P2" draw:layer="layout" draw:type="line" svg:x1="14.918cm" svg:y1="9.528cm" svg:x2="16.229cm" svg:y2="10.222cm" draw:start-shape="id4" draw:start-glue-point="1" draw:end-shape="id5" draw:end-glue-point="3" svg:d="M14918 9528l1311 694">
          <text:p/>
        </draw:connector>
        <draw:connector draw:style-name="gr2" draw:text-style-name="P2" draw:layer="layout" draw:type="line" svg:x1="17.441cm" svg:y1="8.709cm" svg:x2="17.049cm" svg:y2="7.978cm" draw:start-shape="id5" draw:start-glue-point="0" draw:end-shape="id6" draw:end-glue-point="0" svg:d="M17441 8709l-392-731">
          <text:p/>
        </draw:connector>
        <draw:rect draw:style-name="gr1" draw:text-style-name="P2" xml:id="id7" draw:id="id7" draw:layer="layout" svg:width="13.335cm" svg:height="0.889cm" svg:x="4.048cm" svg:y="18.018cm">
          <text:p text:style-name="P1"><text:span text:style-name="T1"><text:s/></text:span><text:span text:style-name="T1">C7-2j <text:s/>Handle particles that leave grid or subgrid.</text:span></text:p>
        </draw:rect>
        <draw:connector draw:style-name="gr2" draw:text-style-name="P2" draw:layer="layout" draw:type="line" svg:x1="17.383cm" svg:y1="18.462cm" svg:x2="19.023cm" svg:y2="18.096cm" draw:start-shape="id7" draw:start-glue-point="1" draw:end-shape="id1" svg:d="M17383 18462l1640-366">
          <text:p/>
        </draw:connector>
        <draw:custom-shape draw:style-name="gr3" draw:text-style-name="P2" xml:id="id10" draw:id="id10" draw:layer="layout" svg:width="12.827cm" svg:height="1.651cm" svg:x="4.175cm" svg:y="19.288cm">
          <text:p text:style-name="P1"><text:span text:style-name="T1">C7-2k Time step complet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3" xml:id="id8" draw:id="id8" draw:layer="layout" svg:width="1.133cm" svg:height="0.806cm" svg:x="3.286cm" svg:y="19.796cm">
          <draw:text-box>
            <text:p><text:span text:style-name="T1">No</text:span></text:p>
          </draw:text-box>
        </draw:frame>
        <draw:connector draw:style-name="gr2" draw:text-style-name="P2" draw:layer="layout" draw:type="line" svg:x1="3.286cm" svg:y1="20.199cm" svg:x2="2.458cm" svg:y2="10.766cm" draw:start-shape="id8" draw:start-glue-point="3" draw:end-shape="id9" svg:d="M3286 20199l-828-9433">
          <text:p/>
        </draw:connector>
        <draw:rect draw:style-name="gr1" draw:text-style-name="P2" xml:id="id11" draw:id="id11" draw:layer="layout" svg:width="6.35cm" svg:height="1.143cm" svg:x="2.778cm" svg:y="21.574cm">
          <text:p text:style-name="P1"><text:span text:style-name="T1">C7-3 Store particle location</text:span></text:p>
        </draw:rect>
        <draw:frame draw:style-name="gr5" draw:text-style-name="P3" draw:layer="layout" svg:width="1.306cm" svg:height="0.806cm" svg:x="10.514cm" svg:y="21.121cm">
          <draw:text-box>
            <text:p><text:span text:style-name="T1">Yes</text:span></text:p>
          </draw:text-box>
        </draw:frame>
        <draw:connector draw:style-name="gr2" draw:text-style-name="P2" draw:layer="layout" draw:type="line" svg:x1="10.589cm" svg:y1="20.939cm" svg:x2="9.128cm" svg:y2="22.145cm" draw:start-shape="id10" draw:start-glue-point="6" draw:end-shape="id11" draw:end-glue-point="1" svg:d="M10589 20939l-1461 1206">
          <text:p/>
        </draw:connector>
        <draw:rect draw:style-name="gr1" draw:text-style-name="P2" draw:layer="layout" svg:width="10.414cm" svg:height="0.762cm" svg:x="2.778cm" svg:y="22.971cm">
          <text:p text:style-name="P1"><text:span text:style-name="T1"><text:s/></text:span><text:span text:style-name="T1">C7-4 handle decay of particle concentrations.</text:span></text:p>
        </draw:rect>
        <draw:rect draw:style-name="gr1" draw:text-style-name="P2" draw:layer="layout" svg:width="14.986cm" svg:height="1.27cm" svg:x="2.905cm" svg:y="23.987cm">
          <text:p text:style-name="P1"><text:span text:style-name="T1">C7-5 Update number of particles, volume, and concentration in cell</text:span></text:p>
        </draw:rect>
        <draw:custom-shape draw:style-name="gr3" draw:text-style-name="P2" draw:layer="layout" svg:width="14.859cm" svg:height="1.429cm" svg:x="3.794cm" svg:y="25.511cm">
          <text:p text:style-name="P1"><text:span text:style-name="T1"><text:s/></text:span><text:span text:style-name="T1">C7-6 Still in original cell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3" xml:id="id12" draw:id="id12" draw:layer="layout" svg:width="1.306cm" svg:height="0.806cm" svg:x="2.905cm" svg:y="25.765cm">
          <draw:text-box>
            <text:p><text:span text:style-name="T1">Yes</text:span></text:p>
          </draw:text-box>
        </draw:frame>
        <draw:connector draw:style-name="gr2" draw:text-style-name="P2" xml:id="id13" draw:id="id13" draw:layer="layout" draw:type="line" svg:x1="2.905cm" svg:y1="26.168cm" svg:x2="2.079cm" svg:y2="26.118cm" draw:start-shape="id12" draw:start-glue-point="3" svg:d="M2905 26168l-826-50">
          <text:p/>
        </draw:connector>
        <draw:connector draw:style-name="gr2" draw:text-style-name="P2" draw:layer="layout" draw:type="line" svg:x1="2.079cm" svg:y1="26.118cm" svg:x2="1.508cm" svg:y2="7.992cm" draw:start-shape="id13" draw:start-glue-point="3" draw:end-shape="id3" svg:d="M2079 26118l-571-18126">
          <text:p/>
        </draw:connector>
        <draw:frame draw:style-name="gr6" draw:text-style-name="P3" xml:id="id14" draw:id="id14" draw:layer="layout" svg:width="3.313cm" svg:height="2.471cm" svg:x="16.881cm" svg:y="3.413cm">
          <draw:text-box>
            <text:p><text:span text:style-name="T1">when new </text:span><text:span text:style-name="T1"><text:line-break/></text:span><text:span text:style-name="T1">particles </text:span><text:span text:style-name="T1"><text:line-break/></text:span><text:span text:style-name="T1">generated</text:span></text:p>
            <text:p><text:span text:style-name="T1">After C7-14</text:span></text:p>
          </draw:text-box>
        </draw:frame>
        <draw:connector draw:style-name="gr2" draw:text-style-name="P2" draw:layer="layout" draw:type="line" svg:x1="16.881cm" svg:y1="4.648cm" svg:x2="13.798cm" svg:y2="3.906cm" draw:start-shape="id14" draw:start-glue-point="3" draw:end-shape="id15" draw:end-glue-point="1" svg:d="M16881 4648l-3083-742">
          <text:p/>
        </draw:connector>
        <draw:connector draw:style-name="gr2" draw:text-style-name="P2" draw:layer="layout" draw:type="line" svg:x1="18.634cm" svg:y1="6.917cm" svg:x2="18.537cm" svg:y2="5.884cm" draw:end-shape="id14" draw:end-glue-point="2" svg:d="M18634 6917l-97-1033">
          <text:p/>
        </draw:connector>
        <draw:frame draw:style-name="gr7" draw:text-style-name="P3" xml:id="id1" draw:id="id1" draw:layer="layout" svg:width="2.424cm" svg:height="3.026cm" svg:x="19.023cm" svg:y="16.583cm">
          <draw:text-box>
            <text:p><text:span text:style-name="T1">C7-20</text:span><text:span text:style-name="T1"><text:line-break/></text:span><text:span text:style-name="T1">and then</text:span><text:span text:style-name="T1"><text:line-break/></text:span><text:span text:style-name="T1">next </text:span><text:span text:style-name="T1"><text:line-break/></text:span><text:span text:style-name="T1">particle</text:span></text:p>
          </draw:text-box>
        </draw:frame>
        <draw:connector draw:style-name="gr2" draw:text-style-name="P2" draw:layer="layout" draw:type="line" svg:x1="17.241cm" svg:y1="16.953cm" svg:x2="19.023cm" svg:y2="18.096cm" draw:start-shape="id16" draw:start-glue-point="1" draw:end-shape="id1" draw:end-glue-point="3" svg:d="M17241 16953l1782 1143">
          <text:p/>
        </draw:connector>
        <draw:frame draw:style-name="gr7" draw:text-style-name="P3" xml:id="id5" draw:id="id5" draw:layer="layout" svg:width="2.424cm" svg:height="3.026cm" svg:x="16.229cm" svg:y="8.709cm">
          <draw:text-box>
            <text:p><text:span text:style-name="T1">C7-20</text:span><text:span text:style-name="T1"><text:line-break/></text:span><text:span text:style-name="T1">and then</text:span><text:span text:style-name="T1"><text:line-break/></text:span><text:span text:style-name="T1">next </text:span><text:span text:style-name="T1"><text:line-break/></text:span><text:span text:style-name="T1">particle</text:span></text:p>
          </draw:text-box>
        </draw:frame>
        <draw:rect draw:style-name="gr1" draw:text-style-name="P4" draw:layer="layout" svg:width="6.858cm" svg:height="0.635cm" svg:x="1.635cm" svg:y="5.318cm">
          <text:p text:style-name="P1"><text:span text:style-name="T2">C5 <text:s text:c="3"/>Handle MNW sources.</text:span></text:p>
        </draw:rect>
        <draw:rect draw:style-name="gr1" draw:text-style-name="P1" draw:layer="layout" svg:width="6.985cm" svg:height="1.016cm" svg:x="9.128cm" svg:y="0.746cm">
          <text:p text:style-name="P1">Subroutine MOVEWT</text:p>
        </draw:rect>
      </draw:page>
      <draw:page draw:name="page2" draw:style-name="dp1" draw:master-page-name="Default">
        <draw:custom-shape draw:style-name="gr3" draw:text-style-name="P2" xml:id="id18" draw:id="id18" draw:layer="layout" svg:width="11.049cm" svg:height="2.159cm" svg:x="5.172cm" svg:y="2.016cm">
          <text:p text:style-name="P1"><text:span text:style-name="T1">C7-7 has the particle moved to a strong source from a cell</text:span><text:span text:style-name="T1"><text:line-break/></text:span><text:span text:style-name="T1">that is not a strong sour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2" xml:id="id17" draw:id="id17" draw:layer="layout" svg:width="8.89cm" svg:height="2.794cm" svg:x="7.331cm" svg:y="5.064cm">
          <text:p text:style-name="P1"><text:span text:style-name="T1">If the particle was incorrectly(!) </text:span><text:span text:style-name="T1"><text:line-break/></text:span><text:span text:style-name="T1">moved to a strong source cell, delete </text:span></text:p>
          <text:p text:style-name="P1"><text:span text:style-name="T1">the particle but move the mass back </text:span><text:span text:style-name="T1"><text:line-break/></text:span><text:span text:style-name="T1">to the originating cell</text:span></text:p>
          <text:p text:style-name="P1"><text:span text:style-name="T1"/></text:p>
        </draw:rect>
        <draw:connector draw:style-name="gr2" draw:text-style-name="P2" draw:layer="layout" draw:type="line" svg:x1="16.221cm" svg:y1="6.461cm" svg:x2="17.218cm" svg:y2="6.137cm" draw:start-shape="id17" draw:start-glue-point="1" svg:d="M16221 6461l997-324">
          <text:p/>
        </draw:connector>
        <draw:frame draw:style-name="gr8" draw:text-style-name="P3" draw:layer="layout" svg:width="2.432cm" svg:height="3.581cm" svg:x="17.491cm" svg:y="5.699cm">
          <draw:text-box>
            <text:p><text:span text:style-name="T1">Go to </text:span></text:p>
            <text:p><text:span text:style-name="T1">C7-20 </text:span><text:span text:style-name="T1"><text:line-break/></text:span><text:span text:style-name="T1">and then</text:span><text:span text:style-name="T1"><text:line-break/></text:span><text:span text:style-name="T1">next </text:span><text:span text:style-name="T1"><text:line-break/></text:span><text:span text:style-name="T1">particle</text:span><text:span text:style-name="T1"><text:line-break/></text:span><text:span text:style-name="T1">C7</text:span></text:p>
          </draw:text-box>
        </draw:frame>
        <draw:frame draw:style-name="gr9" draw:text-style-name="P3" draw:layer="layout" svg:width="1.306cm" svg:height="1.055cm" svg:x="11.649cm" svg:y="4.048cm">
          <draw:text-box>
            <text:p><text:span text:style-name="T1">Yes</text:span></text:p>
          </draw:text-box>
        </draw:frame>
        <draw:connector draw:style-name="gr2" draw:text-style-name="P2" draw:layer="layout" draw:type="line" svg:x1="10.697cm" svg:y1="4.175cm" svg:x2="11.776cm" svg:y2="5.064cm" draw:start-shape="id18" draw:start-glue-point="6" draw:end-shape="id17" draw:end-glue-point="0" svg:d="M10697 4175l1079 889">
          <text:p/>
        </draw:connector>
        <draw:frame draw:style-name="gr4" draw:text-style-name="P3" draw:layer="layout" svg:width="1.133cm" svg:height="0.806cm" svg:x="4.674cm" svg:y="3.501cm">
          <draw:text-box>
            <text:p><text:span text:style-name="T1">No</text:span></text:p>
          </draw:text-box>
        </draw:frame>
        <draw:connector draw:style-name="gr2" draw:text-style-name="P2" xml:id="id19" draw:id="id19" draw:layer="layout" draw:type="line" svg:x1="5.172cm" svg:y1="3.096cm" svg:x2="3.724cm" svg:y2="3.151cm" draw:start-shape="id18" draw:start-glue-point="5" svg:d="M5172 3096l-1448 55">
          <text:p/>
        </draw:connector>
        <draw:connector draw:style-name="gr2" draw:text-style-name="P2" xml:id="id20" draw:id="id20" draw:layer="layout" draw:type="line" svg:x1="3.724cm" svg:y1="3.151cm" svg:x2="3.686cm" svg:y2="10.862cm" draw:start-shape="id19" draw:start-glue-point="3" svg:d="M3724 3151l-38 7711">
          <text:p/>
        </draw:connector>
        <draw:rect draw:style-name="gr1" draw:text-style-name="P2" draw:layer="layout" svg:width="9.069cm" svg:height="0.635cm" svg:x="7.331cm" svg:y="8.366cm">
          <text:p text:style-name="P1"><text:span text:style-name="T1">C7-8 Update weight-in for the new cell</text:span></text:p>
        </draw:rect>
        <draw:rect draw:style-name="gr1" draw:text-style-name="P2" draw:layer="layout" svg:width="8.89cm" svg:height="1.016cm" svg:x="7.331cm" svg:y="9.255cm">
          <text:p text:style-name="P1"><text:span text:style-name="T1">C7-9 Store particle number in LIST2.</text:span></text:p>
        </draw:rect>
        <draw:custom-shape draw:style-name="gr3" draw:text-style-name="P2" xml:id="id21" draw:id="id21" draw:layer="layout" svg:width="10.922cm" svg:height="2.54cm" svg:x="4.537cm" svg:y="10.906cm">
          <text:p text:style-name="P1"><text:span text:style-name="T1">C7-10 Was the previous location of the </text:span><text:span text:style-name="T1"><text:line-break/></text:span><text:span text:style-name="T1">particle a strong sour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type="line" svg:x1="3.686cm" svg:y1="10.862cm" svg:x2="9.998cm" svg:y2="10.906cm" draw:start-shape="id20" draw:start-glue-point="3" draw:end-shape="id21" draw:end-glue-point="4" svg:d="M3686 10862l6312 44">
          <text:p/>
        </draw:connector>
        <draw:frame draw:style-name="gr10" draw:text-style-name="P3" xml:id="id22" draw:id="id22" draw:layer="layout" svg:width="2.102cm" svg:height="1.916cm" svg:x="16.856cm" svg:y="11.414cm">
          <draw:text-box>
            <text:p><text:span text:style-name="T1">Next </text:span><text:span text:style-name="T1"><text:line-break/></text:span><text:span text:style-name="T1">particle</text:span><text:span text:style-name="T1"><text:line-break/></text:span><text:span text:style-name="T1">C7</text:span></text:p>
          </draw:text-box>
        </draw:frame>
        <draw:frame draw:style-name="gr11" draw:text-style-name="P3" draw:layer="layout" svg:width="1.133cm" svg:height="1.055cm" svg:x="15.078cm" svg:y="11.287cm">
          <draw:text-box>
            <text:p><text:span text:style-name="T1">No</text:span></text:p>
          </draw:text-box>
        </draw:frame>
        <draw:connector draw:style-name="gr2" draw:text-style-name="P2" draw:layer="layout" draw:type="line" svg:x1="15.459cm" svg:y1="12.176cm" svg:x2="16.856cm" svg:y2="12.372cm" draw:start-shape="id21" draw:end-shape="id22" draw:end-glue-point="3" svg:d="M15459 12176l1397 196">
          <text:p/>
        </draw:connector>
        <draw:frame draw:style-name="gr5" draw:text-style-name="P3" draw:layer="layout" svg:width="1.306cm" svg:height="0.806cm" svg:x="10.646cm" svg:y="13.449cm">
          <draw:text-box>
            <text:p><text:span text:style-name="T1">Yes</text:span></text:p>
          </draw:text-box>
        </draw:frame>
        <draw:custom-shape draw:style-name="gr3" draw:text-style-name="P2" xml:id="id23" draw:id="id23" draw:layer="layout" svg:width="8.763cm" svg:height="3.048cm" svg:x="5.934cm" svg:y="14.462cm">
          <text:p text:style-name="P1"><text:span text:style-name="T1">C7-11 </text:span><text:span text:style-name="T1"><text:line-break/></text:span><text:span text:style-name="T1">Is Volume Balancing used</text:span><text:span text:style-name="T1"><text:line-break/></text:span><text:span text:style-name="T1">and is the new location not a</text:span><text:span text:style-name="T1"><text:line-break/></text:span><text:span text:style-name="T1">strong sourc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type="line" svg:x1="9.998cm" svg:y1="13.446cm" svg:x2="10.316cm" svg:y2="14.462cm" draw:start-shape="id21" draw:start-glue-point="6" draw:end-shape="id23" draw:end-glue-point="4" svg:d="M9998 13446l318 1016">
          <text:p/>
        </draw:connector>
        <draw:rect draw:style-name="gr1" draw:text-style-name="P2" xml:id="id24" draw:id="id24" draw:layer="layout" svg:width="6.731cm" svg:height="1.651cm" svg:x="7.077cm" svg:y="18.145cm">
          <text:p text:style-name="P1"><text:span text:style-name="T1">Update WTOUT and </text:span><text:span text:style-name="T1"><text:line-break/></text:span><text:span text:style-name="T1">store particle number in LIST</text:span></text:p>
        </draw:rect>
        <draw:frame draw:style-name="gr5" draw:text-style-name="P3" draw:layer="layout" svg:width="1.306cm" svg:height="0.806cm" svg:x="11.014cm" svg:y="17.383cm">
          <draw:text-box>
            <text:p><text:span text:style-name="T1">Yes</text:span></text:p>
          </draw:text-box>
        </draw:frame>
        <draw:connector draw:style-name="gr2" draw:text-style-name="P2" draw:layer="layout" draw:type="line" svg:x1="10.316cm" svg:y1="17.51cm" svg:x2="10.442cm" svg:y2="18.145cm" draw:start-shape="id23" draw:start-glue-point="6" draw:end-shape="id24" draw:end-glue-point="0" svg:d="M10316 17510l126 635">
          <text:p/>
        </draw:connector>
        <draw:custom-shape draw:style-name="gr3" draw:text-style-name="P2" xml:id="id25" draw:id="id25" draw:layer="layout" svg:width="7.62cm" svg:height="2.794cm" svg:x="6.188cm" svg:y="20.812cm">
          <text:p text:style-name="P1"><text:span text:style-name="T1">C7-12</text:span><text:span text:style-name="T1"><text:line-break/></text:span><text:span text:style-name="T1">Did the particle originate</text:span><text:span text:style-name="T1"><text:line-break/></text:span><text:span text:style-name="T1">in a strong source cel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type="line" svg:x1="10.442cm" svg:y1="19.796cm" svg:x2="9.998cm" svg:y2="20.812cm" draw:start-shape="id24" draw:end-shape="id25" draw:end-glue-point="4" svg:d="M10442 19796l-444 1016">
          <text:p/>
        </draw:connector>
        <draw:frame draw:style-name="gr4" draw:text-style-name="P3" draw:layer="layout" svg:width="1.133cm" svg:height="0.806cm" svg:x="13.183cm" svg:y="21.281cm">
          <draw:text-box>
            <text:p><text:span text:style-name="T1">No</text:span></text:p>
          </draw:text-box>
        </draw:frame>
        <draw:frame draw:style-name="gr10" draw:text-style-name="P3" xml:id="id26" draw:id="id26" draw:layer="layout" svg:width="2.102cm" svg:height="1.916cm" svg:x="16.159cm" svg:y="21.066cm">
          <draw:text-box>
            <text:p><text:span text:style-name="T1">Next </text:span><text:span text:style-name="T1"><text:line-break/></text:span><text:span text:style-name="T1">particle</text:span><text:span text:style-name="T1"><text:line-break/></text:span><text:span text:style-name="T1">C7</text:span></text:p>
          </draw:text-box>
        </draw:frame>
        <draw:connector draw:style-name="gr2" draw:text-style-name="P2" draw:layer="layout" draw:type="line" svg:x1="13.808cm" svg:y1="22.209cm" svg:x2="16.159cm" svg:y2="22.024cm" draw:start-shape="id25" draw:start-glue-point="7" draw:end-shape="id26" draw:end-glue-point="3" svg:d="M13808 22209l2351-185">
          <text:p/>
        </draw:connector>
        <draw:frame draw:style-name="gr5" draw:text-style-name="P3" draw:layer="layout" svg:width="1.306cm" svg:height="0.806cm" svg:x="10.887cm" svg:y="23.225cm">
          <draw:text-box>
            <text:p><text:span text:style-name="T1">Yes</text:span></text:p>
          </draw:text-box>
        </draw:frame>
        <draw:connector draw:style-name="gr2" draw:text-style-name="P2" xml:id="id27" draw:id="id27" draw:layer="layout" draw:type="line" svg:x1="5.934cm" svg:y1="15.986cm" svg:x2="3.573cm" svg:y2="19.064cm" draw:start-shape="id23" draw:start-glue-point="5" svg:d="M5934 15986l-2361 3078">
          <text:p/>
        </draw:connector>
        <draw:connector draw:style-name="gr2" draw:text-style-name="P2" draw:layer="layout" draw:type="line" svg:x1="3.573cm" svg:y1="19.064cm" svg:x2="9.998cm" svg:y2="20.812cm" draw:start-shape="id27" draw:start-glue-point="3" draw:end-shape="id25" draw:end-glue-point="4" svg:d="M3573 19064l6425 1748">
          <text:p/>
        </draw:connector>
        <draw:frame draw:style-name="gr4" draw:text-style-name="P3" draw:layer="layout" svg:width="1.133cm" svg:height="0.806cm" svg:x="4.918cm" svg:y="15.351cm">
          <draw:text-box>
            <text:p><text:span text:style-name="T1">No</text:span></text:p>
          </draw:text-box>
        </draw:frame>
        <draw:connector draw:style-name="gr2" draw:text-style-name="P2" draw:layer="layout" draw:type="line" svg:x1="9.998cm" svg:y1="23.606cm" svg:x2="10.189cm" svg:y2="24.495cm" draw:start-shape="id25" draw:start-glue-point="6" svg:d="M9998 23606l191 889">
          <text:p/>
        </draw:connector>
      </draw:page>
      <draw:page draw:name="page3" draw:style-name="dp1" draw:master-page-name="Default">
        <draw:custom-shape draw:style-name="gr3" draw:text-style-name="P2" xml:id="id28" draw:id="id28" draw:layer="layout" svg:width="7.239cm" svg:height="2.286cm" svg:x="3.667cm" svg:y="2.143cm">
          <text:p text:style-name="P1"><text:span text:style-name="T1">C7-14</text:span><text:span text:style-name="T1"><text:line-break/></text:span><text:span text:style-name="T1">Has the limit on the number </text:span></text:p>
          <text:p text:style-name="P1"><text:span text:style-name="T1">of particles been reach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3" xml:id="id31" draw:id="id31" draw:layer="layout" svg:width="1.133cm" svg:height="0.806cm" svg:x="2.905cm" svg:y="2.524cm">
          <draw:text-box>
            <text:p><text:span text:style-name="T1">No</text:span></text:p>
          </draw:text-box>
        </draw:frame>
        <draw:frame draw:style-name="gr12" draw:text-style-name="P3" draw:layer="layout" svg:width="1.306cm" svg:height="1.182cm" svg:x="7.858cm" svg:y="4.429cm">
          <draw:text-box>
            <text:p><text:span text:style-name="T1">Yes</text:span></text:p>
          </draw:text-box>
        </draw:frame>
        <draw:rect draw:style-name="gr1" draw:text-style-name="P2" xml:id="id29" draw:id="id29" draw:layer="layout" svg:width="6.35cm" svg:height="0.889cm" svg:x="4.302cm" svg:y="5.445cm">
          <text:p text:style-name="P1"><text:span text:style-name="T1">Regenerate all new particles</text:span></text:p>
        </draw:rect>
        <draw:connector draw:style-name="gr2" draw:text-style-name="P2" draw:layer="layout" draw:type="line" svg:x1="7.287cm" svg:y1="4.429cm" svg:x2="7.477cm" svg:y2="5.445cm" draw:start-shape="id28" draw:start-glue-point="6" draw:end-shape="id29" draw:end-glue-point="0" svg:d="M7287 4429l190 1016">
          <text:p/>
        </draw:connector>
        <draw:frame draw:style-name="gr13" draw:text-style-name="P3" xml:id="id30" draw:id="id30" draw:layer="layout" svg:width="2.788cm" svg:height="1.361cm" svg:x="12.43cm" svg:y="5.699cm">
          <draw:text-box>
            <text:p><text:span text:style-name="T1">Start over </text:span><text:span text:style-name="T1"><text:line-break/></text:span><text:span text:style-name="T1">at C3</text:span></text:p>
          </draw:text-box>
        </draw:frame>
        <draw:connector draw:style-name="gr2" draw:text-style-name="P2" draw:layer="layout" draw:type="line" svg:x1="10.652cm" svg:y1="5.889cm" svg:x2="12.43cm" svg:y2="6.379cm" draw:start-shape="id29" draw:start-glue-point="1" draw:end-shape="id30" draw:end-glue-point="3" svg:d="M10652 5889l1778 490">
          <text:p/>
        </draw:connector>
        <draw:rect draw:style-name="gr1" draw:text-style-name="P2" xml:id="id32" draw:id="id32" draw:layer="layout" svg:width="7.239cm" svg:height="0.762cm" svg:x="3.921cm" svg:y="6.969cm">
          <text:p text:style-name="P1"><text:span text:style-name="T1">C7-15 Generate a new particle</text:span></text:p>
        </draw:rect>
        <draw:connector draw:style-name="gr2" draw:text-style-name="P2" draw:layer="layout" draw:type="line" svg:x1="3.471cm" svg:y1="3.33cm" svg:x2="3.921cm" svg:y2="7.35cm" draw:start-shape="id31" draw:end-shape="id32" svg:d="M3471 3330l450 4020">
          <text:p/>
        </draw:connector>
        <draw:rect draw:style-name="gr1" draw:text-style-name="P2" draw:layer="layout" svg:width="10.033cm" svg:height="1.27cm" svg:x="3.921cm" svg:y="9.255cm">
          <text:p text:style-name="P1"><text:span text:style-name="T1">C7-17 If there is a boundary face, restrict </text:span></text:p>
          <text:p text:style-name="P1"><text:span text:style-name="T1">particle placement due to boundary face flux</text:span></text:p>
        </draw:rect>
        <draw:rect draw:style-name="gr1" draw:text-style-name="P2" draw:layer="layout" svg:width="9.906cm" svg:height="0.762cm" svg:x="3.921cm" svg:y="8.112cm">
          <text:p text:style-name="P1"><text:span text:style-name="T1">C7-16 Check for inflow from boundary face.</text:span></text:p>
        </draw:rect>
        <draw:rect draw:style-name="gr1" draw:text-style-name="P2" draw:layer="layout" svg:width="10.16cm" svg:height="1.143cm" svg:x="3.921cm" svg:y="10.779cm">
          <text:p text:style-name="P1"><text:span text:style-name="T1"><text:s/></text:span><text:span text:style-name="T1">C7-18 assign concentration to the new </text:span></text:p>
          <text:p text:style-name="P1"><text:span text:style-name="T1">particle and update other variables.</text:span></text:p>
        </draw:rect>
        <draw:custom-shape draw:style-name="gr14" draw:text-style-name="P2" xml:id="id35" draw:id="id35" draw:layer="layout" svg:width="8.255cm" svg:height="1.905cm" svg:x="5.318cm" svg:y="12.303cm">
          <text:p text:style-name="P1"><text:span text:style-name="T1"><text:s text:c="2"/></text:span><text:span text:style-name="T1">C7-19 </text:span></text:p>
          <text:p text:style-name="P1"><text:span text:style-name="T1">Is particle is in active cel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3" xml:id="id34" draw:id="id34" draw:layer="layout" svg:width="2.102cm" svg:height="1.916cm" svg:x="14.265cm" svg:y="12.43cm">
          <draw:text-box>
            <text:p><text:span text:style-name="T1">Next </text:span><text:span text:style-name="T1"><text:line-break/></text:span><text:span text:style-name="T1">particle</text:span><text:span text:style-name="T1"><text:line-break/></text:span><text:span text:style-name="T1">C7</text:span></text:p>
          </draw:text-box>
        </draw:frame>
        <draw:frame draw:style-name="gr5" draw:text-style-name="P3" xml:id="id33" draw:id="id33" draw:layer="layout" svg:width="1.306cm" svg:height="0.806cm" svg:x="13.065cm" svg:y="12.391cm">
          <draw:text-box>
            <text:p><text:span text:style-name="T1">Yes</text:span></text:p>
          </draw:text-box>
        </draw:frame>
        <draw:connector draw:style-name="gr2" draw:text-style-name="P2" draw:layer="layout" draw:type="line" svg:x1="13.718cm" svg:y1="13.197cm" svg:x2="14.265cm" svg:y2="13.388cm" draw:start-shape="id33" draw:start-glue-point="2" draw:end-shape="id34" svg:d="M13718 13197l547 191">
          <text:p/>
        </draw:connector>
        <draw:frame draw:style-name="gr4" draw:text-style-name="P3" draw:layer="layout" svg:width="1.133cm" svg:height="0.806cm" svg:x="10.525cm" svg:y="14.208cm">
          <draw:text-box>
            <text:p><text:span text:style-name="T1">No</text:span></text:p>
          </draw:text-box>
        </draw:frame>
        <draw:rect draw:style-name="gr1" draw:text-style-name="P2" xml:id="id36" draw:id="id36" draw:layer="layout" svg:width="10.668cm" svg:height="1.397cm" svg:x="4.175cm" svg:y="15.097cm">
          <text:p text:style-name="P1"><text:span text:style-name="T1">C7-20, zero out particle and put it in “Limbo”</text:span></text:p>
        </draw:rect>
        <draw:connector draw:style-name="gr2" draw:text-style-name="P2" draw:layer="layout" draw:type="line" svg:x1="9.446cm" svg:y1="14.208cm" svg:x2="9.509cm" svg:y2="15.097cm" draw:start-shape="id35" draw:start-glue-point="6" draw:end-shape="id36" draw:end-glue-point="0" svg:d="M9446 14208l63 889">
          <text:p/>
        </draw:connector>
        <draw:rect draw:style-name="gr1" draw:text-style-name="P2" draw:layer="layout" svg:width="11.049cm" svg:height="0.889cm" svg:x="2.143cm" svg:y="16.875cm">
          <text:p text:style-name="P1"><text:span text:style-name="T1"><text:s/></text:span><text:span text:style-name="T1">C8 UPDATE CONC. OF PTS. IN ACTIVE CELLS</text:span></text:p>
        </draw:rect>
        <draw:rect draw:style-name="gr1" draw:text-style-name="P2" draw:layer="layout" svg:width="7.874cm" svg:height="1.397cm" svg:x="2.143cm" svg:y="18.145cm">
          <text:p text:style-name="P1"><text:span text:style-name="T1"><text:s/></text:span><text:span text:style-name="T1">C9 calculate fractions to be added </text:span></text:p>
          <text:p text:style-name="P1"><text:span text:style-name="T1">or deleted from particle volumes.</text:span></text:p>
        </draw:rect>
        <draw:rect draw:style-name="gr1" draw:text-style-name="P2" draw:layer="layout" svg:width="12.827cm" svg:height="0.762cm" svg:x="2.143cm" svg:y="19.923cm">
          <text:p text:style-name="P1"><text:span text:style-name="T1">C10 Update sums of the weights and solute mass in cells</text:span></text:p>
        </draw:rect>
        <draw:rect draw:style-name="gr1" draw:text-style-name="P2" draw:layer="layout" svg:width="11.049cm" svg:height="1.27cm" svg:x="2.143cm" svg:y="20.939cm">
          <text:p text:style-name="P1"><text:span text:style-name="T1">C11 <text:s/>LOOP OVER PARTICLES TO FIX VOLUME </text:span><text:span text:style-name="T1"><text:line-break/></text:span><text:span text:style-name="T1">AT STRONG SOURCES -- DEFICIT2</text:span></text:p>
        </draw:rect>
        <draw:rect draw:style-name="gr1" draw:text-style-name="P2" draw:layer="layout" svg:width="12.827cm" svg:height="0.762cm" svg:x="2.143cm" svg:y="22.463cm">
          <text:p text:style-name="P1"><text:span text:style-name="T1">C12 Update sums of the weights and solute mass in cells</text:span></text:p>
        </draw:rect>
        <draw:rect draw:style-name="gr1" draw:text-style-name="P2" draw:layer="layout" svg:width="10.795cm" svg:height="1.016cm" svg:x="2.143cm" svg:y="23.606cm">
          <text:p text:style-name="P1"><text:span text:style-name="T1"><text:s/></text:span><text:span text:style-name="T1">C13 LOOP 1 OVER CELLS TO FIX VOLUME </text:span><text:span text:style-name="T1"><text:line-break/></text:span><text:span text:style-name="T1">AT STRONG SOURCES -- CREATE NEW PTS</text:span></text:p>
        </draw:rect>
        <draw:rect draw:style-name="gr1" draw:text-style-name="P2" draw:layer="layout" svg:width="11.049cm" svg:height="1.778cm" svg:x="2.143cm" svg:y="24.876cm">
          <text:p text:style-name="P1"><text:span text:style-name="T1"><text:s/></text:span><text:span text:style-name="T1">C14 SECOND LOOP OVER PARTICLES: </text:span><text:span text:style-name="T1"><text:line-break/></text:span><text:span text:style-name="T1">ADJUST WEIGHTS DUE TO SOURCES. </text:span><text:span text:style-name="T1"><text:line-break/></text:span><text:span text:style-name="T1">REMOVE LOW-WEIGHT PARTICLES AT SINKS.</text:span></text:p>
        </draw:rect>
      </draw:page>
      <draw:page draw:name="page4" draw:style-name="dp1" draw:master-page-name="Default">
        <draw:rect draw:style-name="gr1" draw:text-style-name="P2" draw:layer="layout" svg:width="8.255cm" svg:height="1.016cm" svg:x="2.016cm" svg:y="1.381cm">
          <text:p text:style-name="P1"><text:span text:style-name="T1"><text:s/></text:span><text:span text:style-name="T1">C15 <text:s/>ADD WEIGHTS ALTERED BY </text:span><text:span text:style-name="T1"><text:line-break/></text:span><text:span text:style-name="T1">SOURCES TO SUM ARRAYS</text:span></text:p>
        </draw:rect>
        <draw:rect draw:style-name="gr1" draw:text-style-name="P2" draw:layer="layout" svg:width="11.049cm" svg:height="1.27cm" svg:x="2.143cm" svg:y="2.778cm">
          <text:p text:style-name="P1"><text:span text:style-name="T1">C16 <text:s/>LOOP OVER PARTICLES SRCFIX: SHAVE </text:span><text:span text:style-name="T1"><text:line-break/></text:span><text:span text:style-name="T1">WEIGHT OFF PTS IF NOT ENOUGH LEFT</text:span></text:p>
        </draw:rect>
        <draw:rect draw:style-name="gr1" draw:text-style-name="P2" draw:layer="layout" svg:width="8.509cm" svg:height="1.143cm" svg:x="2.016cm" svg:y="4.302cm">
          <text:p text:style-name="P1"><text:span text:style-name="T1">C17 <text:s/>ADD WEIGHTS ALTERED BY </text:span><text:span text:style-name="T1"><text:line-break/></text:span><text:span text:style-name="T1">SRCFIX TO SUM ARRAYS</text:span></text:p>
        </draw:rect>
        <draw:rect draw:style-name="gr1" draw:text-style-name="P2" draw:layer="layout" svg:width="8.128cm" svg:height="1.27cm" svg:x="2.143cm" svg:y="5.826cm">
          <text:p text:style-name="P1"><text:span text:style-name="T1"><text:s/></text:span><text:span text:style-name="T1">C18 LOOP 2 OVER CELLS TO FIX </text:span><text:span text:style-name="T1"><text:line-break/></text:span><text:span text:style-name="T1">VOLUME AT STRONG SOURCES</text:span></text:p>
        </draw:rect>
        <draw:rect draw:style-name="gr1" draw:text-style-name="P2" draw:layer="layout" svg:width="11.176cm" svg:height="1.27cm" svg:x="2.143cm" svg:y="7.477cm">
          <text:p text:style-name="P1"><text:span text:style-name="T1"><text:s/></text:span><text:span text:style-name="T1">C19 <text:s/>LOOP OVER PARTICLES TO FIX VOLUME </text:span><text:span text:style-name="T1"><text:line-break/></text:span><text:span text:style-name="T1">AT STRONG SOURCES -- DISTRIBUTED</text:span></text:p>
        </draw:rect>
        <draw:rect draw:style-name="gr1" draw:text-style-name="P2" draw:layer="layout" svg:width="10.16cm" svg:height="0.635cm" svg:x="2.143cm" svg:y="9.255cm">
          <text:p text:style-name="P1"><text:span text:style-name="T1"><text:s/></text:span><text:span text:style-name="T1">C20 Loop over cells to do a variety of things</text:span></text:p>
        </draw:rect>
        <draw:rect draw:style-name="gr1" draw:text-style-name="P2" draw:layer="layout" svg:width="8.255cm" svg:height="1.651cm" svg:x="2.27cm" svg:y="10.271cm">
          <text:p text:style-name="P1"><text:span text:style-name="T1">C21 loop over particles to compute </text:span><text:span text:style-name="T1"><text:line-break/></text:span><text:span text:style-name="T1">cumulative mass, mass per cell </text:span><text:span text:style-name="T1"><text:line-break/></text:span><text:span text:style-name="T1">and cumulative volume.</text:span></text:p>
        </draw:rect>
        <draw:rect draw:style-name="gr1" draw:text-style-name="P2" draw:layer="layout" svg:width="9.398cm" svg:height="1.27cm" svg:x="2.143cm" svg:y="12.049cm">
          <text:p text:style-name="P1"><text:span text:style-name="T1">C22 loop over cells to compute </text:span><text:span text:style-name="T1"><text:line-break/></text:span><text:span text:style-name="T1">cumulative mass, and cumulative volume.</text:span></text:p>
        </draw:rect>
        <draw:rect draw:style-name="gr1" draw:text-style-name="P2" draw:layer="layout" svg:width="10.287cm" svg:height="0.635cm" svg:x="2.27cm" svg:y="13.7cm">
          <text:p text:style-name="P1"><text:span text:style-name="T1">C23 PRINT PARTICLE OBSERVATION DATA</text:span></text:p>
        </draw:rect>
        <draw:rect draw:style-name="gr1" draw:text-style-name="P2" draw:layer="layout" svg:width="9.271cm" svg:height="1.27cm" svg:x="2.397cm" svg:y="14.716cm">
          <text:p text:style-name="P1"><text:span text:style-name="T1">C24 LOOP OVER PARTICLES: ADJUST </text:span><text:span text:style-name="T1"><text:line-break/></text:span><text:span text:style-name="T1">WEIGHTS DUE TO SINKS</text:span></text:p>
        </draw:rect>
        <draw:rect draw:style-name="gr1" draw:text-style-name="P2" draw:layer="layout" svg:width="9.398cm" svg:height="1.27cm" svg:x="2.27cm" svg:y="16.24cm">
          <text:p text:style-name="P1"><text:span text:style-name="T1">C25 loop over cells to compute </text:span><text:span text:style-name="T1"><text:line-break/></text:span><text:span text:style-name="T1">cumulative mass, and cumulative volume.</text:span></text:p>
        </draw:rect>
        <draw:rect draw:style-name="gr1" draw:text-style-name="P2" draw:layer="layout" svg:width="10.922cm" svg:height="1.27cm" svg:x="2.27cm" svg:y="17.764cm">
          <text:p text:style-name="P1"><text:span text:style-name="T1">C26 FOURTH LOOP OVER PARTICLES: </text:span><text:span text:style-name="T1"><text:line-break/></text:span><text:span text:style-name="T1">REMOVE ZERO-WEIGHT PARTICLES (skipped)</text:span></text:p>
        </draw:rect>
        <draw:rect draw:style-name="gr1" draw:text-style-name="P2" draw:layer="layout" svg:width="9.398cm" svg:height="1.27cm" svg:x="2.27cm" svg:y="19.288cm">
          <text:p text:style-name="P1"><text:span text:style-name="T1">C27 loop over cells to compute </text:span><text:span text:style-name="T1"><text:line-break/></text:span><text:span text:style-name="T1">cumulative mass, and cumulative volume.</text:span></text:p>
        </draw:rect>
        <draw:rect draw:style-name="gr1" draw:text-style-name="P2" draw:layer="layout" svg:width="11.43cm" svg:height="0.889cm" svg:x="2.397cm" svg:y="20.939cm">
          <text:p text:style-name="P1"><text:span text:style-name="T1"><text:s/></text:span><text:span text:style-name="T1">C28 <text:s/>ADD NEW PARTICLES DUE TO DRY CELLS</text:span></text:p>
        </draw:rect>
        <draw:rect draw:style-name="gr1" draw:text-style-name="P2" draw:layer="layout" svg:width="8.255cm" svg:height="1.651cm" svg:x="2.27cm" svg:y="22.082cm">
          <text:p text:style-name="P1"><text:span text:style-name="T1">C29 loop over particles to compute </text:span><text:span text:style-name="T1"><text:line-break/></text:span><text:span text:style-name="T1">cumulative mass, mass per cell </text:span><text:span text:style-name="T1"><text:line-break/></text:span><text:span text:style-name="T1">and cumulative volume.</text:span></text:p>
        </draw:rect>
        <draw:rect draw:style-name="gr1" draw:text-style-name="P2" draw:layer="layout" svg:width="9.398cm" svg:height="1.27cm" svg:x="2.27cm" svg:y="23.987cm">
          <text:p text:style-name="P1"><text:span text:style-name="T1">C30 loop over cells to compute </text:span><text:span text:style-name="T1"><text:line-break/></text:span><text:span text:style-name="T1">cumulative mass, and cumulative volume.</text:span></text:p>
        </draw:rect>
        <draw:rect draw:style-name="gr1" draw:text-style-name="P2" draw:layer="layout" svg:width="12.065cm" svg:height="1.302cm" svg:x="2.27cm" svg:y="25.638cm">
          <text:p text:style-name="P1"><text:span text:style-name="T1">C31 <text:s/>LUMP PARTICLES WITH LOW WEIGHTS IN </text:span><text:span text:style-name="T1"><text:line-break/></text:span><text:span text:style-name="T1">CELLS THE HAD PTS CREATED</text:span></text:p>
        </draw:rect>
      </draw:page>
      <draw:page draw:name="page5" draw:style-name="dp1" draw:master-page-name="Default">
        <draw:rect draw:style-name="gr1" draw:text-style-name="P2" draw:layer="layout" svg:width="18.669cm" svg:height="0.889cm" svg:x="1.508cm" svg:y="1.635cm">
          <text:p text:style-name="P1"><text:span text:style-name="T1">C32 <text:s text:c="7"/>---APPLY CONSTANT-CONCENTRATION BOUNDARY PACKAGE---</text:span></text:p>
        </draw:rect>
        <draw:rect draw:style-name="gr1" draw:text-style-name="P2" draw:layer="layout" svg:width="11.811cm" svg:height="1.27cm" svg:x="1.635cm" svg:y="3.032cm">
          <text:p text:style-name="P1"><text:span text:style-name="T1">C33 <text:s/>LOOP OVER CELLS TO SUM MASS ADDED </text:span><text:span text:style-name="T1"><text:line-break/></text:span><text:span text:style-name="T1">OR REMOVED VIA CCBD PACKAGE</text:span></text:p>
        </draw:rect>
        <draw:rect draw:style-name="gr1" draw:text-style-name="P2" draw:layer="layout" svg:width="13.97cm" svg:height="0.889cm" svg:x="1.635cm" svg:y="4.683cm">
          <text:p text:style-name="P1"><text:span text:style-name="T1">C34 <text:s text:c="7"/>---INSERT PARTICLES INTO LIMBO LOCATIONS---</text:span></text:p>
        </draw:rect>
        <draw:rect draw:style-name="gr1" draw:text-style-name="P2" draw:layer="layout" svg:width="10.541cm" svg:height="1.016cm" svg:x="1.635cm" svg:y="6.08cm">
          <text:p text:style-name="P1"><text:span text:style-name="T1">C35 <text:s/>COMPUTE NODE CONCENTRATIONS</text:span></text:p>
        </draw:rect>
        <draw:rect draw:style-name="gr1" draw:text-style-name="P2" draw:layer="layout" svg:width="11.43cm" svg:height="0.762cm" svg:x="1.508cm" svg:y="7.477cm">
          <text:p text:style-name="P1"><text:span text:style-name="T1">C36 CHECK NUMBER OF CELLS VOID OF PTS.</text:span></text:p>
        </draw:rect>
        <draw:rect draw:style-name="gr1" draw:text-style-name="P2" draw:layer="layout" svg:width="9.398cm" svg:height="1.27cm" svg:x="1.508cm" svg:y="8.493cm">
          <text:p text:style-name="P1"><text:span text:style-name="T1">C37 loop over cells to compute </text:span><text:span text:style-name="T1"><text:line-break/></text:span><text:span text:style-name="T1">cumulative mass, and cumulative volume.</text:span></text:p>
        </draw:rect>
        <draw:rect draw:style-name="gr1" draw:text-style-name="P2" draw:layer="layout" svg:width="14.351cm" svg:height="0.762cm" svg:x="1.635cm" svg:y="10.271cm">
          <text:p text:style-name="P1"><text:span text:style-name="T1"><text:s/></text:span><text:span text:style-name="T1">C38 compute discrepancy in weights? Is this just for debugging?</text:span></text:p>
        </draw:rect>
        <draw:rect draw:style-name="gr1" draw:text-style-name="P2" draw:layer="layout" svg:width="6.096cm" svg:height="0.635cm" svg:x="1.635cm" svg:y="11.414cm">
          <text:p text:style-name="P1"><text:span text:style-name="T1"><text:s/></text:span><text:span text:style-name="T1">C39 <text:s/>RELEASE MEMORY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ichard Winston</meta:initial-creator>
    <meta:creation-date>2015-04-09T11:28:24.74</meta:creation-date>
    <dc:date>2016-05-09T13:02:05.38</dc:date>
    <dc:creator>Richard Winston</dc:creator>
    <meta:editing-duration>PT8H55M13S</meta:editing-duration>
    <meta:editing-cycles>51</meta:editing-cycles>
    <meta:generator>OpenOffice/4.1.1$Win32 OpenOffice.org_project/411m6$Build-9775</meta:generator>
    <meta:document-statistic meta:object-count="122"/>
  </office:meta>
</office:document-meta>
</file>